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C0000030095E3D8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Rivendell Operations Guide</text:p>
      <text:p text:style-name="Standard"/>
      <text:p text:style-name="P2">Version 0.9</text:p>
      <text:p text:style-name="Standard"/>
      <text:p text:style-name="Standard"/>
      <text:p text:style-name="Standard"><draw:frame draw:style-name="fr1" draw:name="graphics1" text:anchor-type="paragraph" svg:width="6.9252in" svg:height="4.8346in" draw:z-index="0"><draw:image xlink:href="Pictures/100000000000044C0000030095E3D858.png" xlink:type="simple" xlink:show="embed" xlink:actuate="onLoad"/></draw:frame></text:p>
      <text:p text:style-name="Standard"/>
      <text:p text:style-name="P3">by Fred Glea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9-27T15:03:40</meta:creation-date>
    <dc:date>2006-09-27T15:13:17</dc:date>
    <dc:language>en-US</dc:language>
    <meta:editing-cycles>3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8" meta:character-count="52"/>
  </office:meta>
</office:document-meta>
</file>